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Standard">
      <style:text-properties officeooo:paragraph-rsid="001849e3"/>
    </style:style>
    <style:style style:name="P2" style:family="paragraph" style:parent-style-name="Standard">
      <style:text-properties officeooo:rsid="0019eb5c" officeooo:paragraph-rsid="0019eb5c"/>
    </style:style>
    <style:style style:name="P3" style:family="paragraph" style:parent-style-name="Standard">
      <style:text-properties officeooo:paragraph-rsid="001b3102"/>
    </style:style>
    <style:style style:name="P4" style:family="paragraph" style:parent-style-name="Standard">
      <style:text-properties officeooo:rsid="001b3102" officeooo:paragraph-rsid="001b3102"/>
    </style:style>
    <style:style style:name="P5" style:family="paragraph" style:parent-style-name="Standard">
      <style:text-properties officeooo:rsid="001da78e" officeooo:paragraph-rsid="001da78e"/>
    </style:style>
    <style:style style:name="P6" style:family="paragraph" style:parent-style-name="Text_20_body">
      <style:paragraph-properties fo:margin-top="0cm" fo:margin-bottom="0.499cm" loext:contextual-spacing="false"/>
      <style:text-properties officeooo:rsid="00254b86" officeooo:paragraph-rsid="00254b86"/>
    </style:style>
    <style:style style:name="P7" style:family="paragraph" style:parent-style-name="Text_20_body">
      <style:paragraph-properties fo:margin-top="0cm" fo:margin-bottom="0.499cm" loext:contextual-spacing="false"/>
      <style:text-properties officeooo:rsid="0027b1a9" officeooo:paragraph-rsid="0027b1a9"/>
    </style:style>
    <style:style style:name="P8" style:family="paragraph" style:parent-style-name="Table_20_Contents">
      <style:paragraph-properties fo:margin-top="0cm" fo:margin-bottom="0.499cm" loext:contextual-spacing="false"/>
      <style:text-properties officeooo:rsid="001b3102" officeooo:paragraph-rsid="001cdf58"/>
    </style:style>
    <style:style style:name="P9" style:family="paragraph" style:parent-style-name="Table_20_Contents">
      <style:paragraph-properties fo:margin-top="0cm" fo:margin-bottom="0.499cm" loext:contextual-spacing="false"/>
      <style:text-properties officeooo:rsid="001cdf58" officeooo:paragraph-rsid="001cdf58"/>
    </style:style>
    <style:style style:name="P10" style:family="paragraph" style:parent-style-name="Table_20_Contents">
      <style:paragraph-properties fo:margin-top="0cm" fo:margin-bottom="0.499cm" loext:contextual-spacing="false"/>
      <style:text-properties officeooo:rsid="001cdf58" officeooo:paragraph-rsid="001da78e"/>
    </style:style>
    <style:style style:name="P11" style:family="paragraph" style:parent-style-name="Table_20_Contents">
      <style:paragraph-properties fo:margin-top="0cm" fo:margin-bottom="0.499cm" loext:contextual-spacing="false"/>
      <style:text-properties officeooo:rsid="001da78e" officeooo:paragraph-rsid="001da78e"/>
    </style:style>
    <style:style style:name="P12" style:family="paragraph" style:parent-style-name="Table_20_Contents">
      <style:paragraph-properties fo:margin-top="0cm" fo:margin-bottom="0.499cm" loext:contextual-spacing="false"/>
      <style:text-properties officeooo:rsid="001fac65" officeooo:paragraph-rsid="001fac65"/>
    </style:style>
    <style:style style:name="P13" style:family="paragraph" style:parent-style-name="Table_20_Contents">
      <style:paragraph-properties fo:margin-top="0cm" fo:margin-bottom="0.499cm" loext:contextual-spacing="false"/>
      <style:text-properties officeooo:rsid="00218803" officeooo:paragraph-rsid="00218803"/>
    </style:style>
    <style:style style:name="P14" style:family="paragraph" style:parent-style-name="Table_20_Contents">
      <style:paragraph-properties fo:margin-top="0cm" fo:margin-bottom="0.499cm" loext:contextual-spacing="false"/>
      <style:text-properties officeooo:paragraph-rsid="00218803"/>
    </style:style>
    <style:style style:name="P15" style:family="paragraph" style:parent-style-name="Table_20_Contents">
      <style:paragraph-properties fo:margin-top="0cm" fo:margin-bottom="0.499cm" loext:contextual-spacing="false"/>
      <style:text-properties officeooo:rsid="00238949" officeooo:paragraph-rsid="00238949"/>
    </style:style>
    <style:style style:name="P16" style:family="paragraph" style:parent-style-name="Table_20_Contents">
      <style:paragraph-properties fo:margin-top="0cm" fo:margin-bottom="0.499cm" loext:contextual-spacing="false"/>
      <style:text-properties officeooo:rsid="0023eacf" officeooo:paragraph-rsid="0023eacf"/>
    </style:style>
    <style:style style:name="P17" style:family="paragraph" style:parent-style-name="Table_20_Contents">
      <style:paragraph-properties fo:margin-top="0cm" fo:margin-bottom="0.499cm" loext:contextual-spacing="false"/>
      <style:text-properties officeooo:rsid="00254b86" officeooo:paragraph-rsid="00254b86"/>
    </style:style>
    <style:style style:name="P18" style:family="paragraph" style:parent-style-name="Table_20_Contents">
      <style:paragraph-properties fo:margin-top="0cm" fo:margin-bottom="0.499cm" loext:contextual-spacing="false"/>
      <style:text-properties officeooo:rsid="00254b86" officeooo:paragraph-rsid="0025e43d"/>
    </style:style>
    <style:style style:name="P19" style:family="paragraph" style:parent-style-name="Table_20_Contents">
      <style:paragraph-properties fo:margin-top="0cm" fo:margin-bottom="0.499cm" loext:contextual-spacing="false"/>
      <style:text-properties officeooo:rsid="0025e43d" officeooo:paragraph-rsid="0025e43d"/>
    </style:style>
    <style:style style:name="P20" style:family="paragraph" style:parent-style-name="Table_20_Contents">
      <style:paragraph-properties fo:margin-top="0cm" fo:margin-bottom="0.499cm" loext:contextual-spacing="false"/>
      <style:text-properties officeooo:rsid="0027b1a9" officeooo:paragraph-rsid="0027b1a9"/>
    </style:style>
    <style:style style:name="P21" style:family="paragraph" style:parent-style-name="Heading_20_2">
      <style:paragraph-properties fo:margin-top="0cm" fo:margin-bottom="0.499cm" loext:contextual-spacing="false"/>
      <style:text-properties officeooo:rsid="00254b86" officeooo:paragraph-rsid="00254b86"/>
    </style:style>
    <style:style style:name="P22" style:family="paragraph" style:parent-style-name="Text_20_body" style:list-style-name="L1"/>
    <style:style style:name="P23" style:family="paragraph" style:parent-style-name="Text_20_body" style:list-style-name="L2"/>
    <style:style style:name="P24" style:family="paragraph" style:parent-style-name="Text_20_body" style:list-style-name="L1">
      <style:paragraph-properties fo:margin-top="0cm" fo:margin-bottom="0cm" loext:contextual-spacing="false"/>
    </style:style>
    <style:style style:name="P25" style:family="paragraph" style:parent-style-name="Text_20_body" style:list-style-name="L2">
      <style:paragraph-properties fo:margin-top="0cm" fo:margin-bottom="0cm" loext:contextual-spacing="false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19eb5c" fo:background-color="#ffff00" loext:char-shading-value="0"/>
    </style:style>
    <style:style style:name="T3" style:family="text">
      <style:text-properties officeooo:rsid="001cdf58" fo:background-color="#ffff00" loext:char-shading-value="0"/>
    </style:style>
    <style:style style:name="T4" style:family="text">
      <style:text-properties officeooo:rsid="00218803" fo:background-color="#ffff00" loext:char-shading-value="0"/>
    </style:style>
    <style:style style:name="T5" style:family="text">
      <style:text-properties officeooo:rsid="00238949" fo:background-color="#ffff00" loext:char-shading-value="0"/>
    </style:style>
    <style:style style:name="T6" style:family="text">
      <style:text-properties officeooo:rsid="0019eb5c"/>
    </style:style>
    <style:style style:name="T7" style:family="text">
      <style:text-properties officeooo:rsid="00218803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ay 05</text:p>
      <text:p text:style-name="Standard">sed 流式编辑器，逐行处理，可以非交互式修改文本</text:p>
      <text:p text:style-name="Standard">使用方式：</text:p>
      <text:p text:style-name="Standard">1.sed <text:s/>选项 <text:s/>定制符执行指令 <text:s/>目标文件</text:p>
      <text:p text:style-name="P1">2.前置命令 <text:s/>| <text:s/>sed <text:s/>选项 <text:s text:c="2"/>定制符执行指令 <text:s text:c="11"/><text:span text:style-name="T1">定制符相当于定位</text:span></text:p>
      <text:p text:style-name="P1"/>
      <text:p text:style-name="P1">常用选项：</text:p>
      <text:p text:style-name="P1">-n <text:s/>屏蔽默认输出 </text:p>
      <text:p text:style-name="P1">-r <text:s text:c="2"/>使用扩展正则</text:p>
      <text:p text:style-name="P1">-i <text:s text:c="2"/>将结果保存到文件</text:p>
      <text:p text:style-name="P1"/>
      <text:p text:style-name="P1">执行指令：</text:p>
      <text:p text:style-name="P1">p <text:s/>输出相应内容</text:p>
      <text:p text:style-name="P1"/>
      <text:p text:style-name="P1"/>
      <text:p text:style-name="P2">[root@desktop0 ~]# <text:span text:style-name="T1">head -5 /etc/passwd &gt; nsd11 <text:s text:c="9"/>//准备素材</text:span></text:p>
      <text:p text:style-name="P2">[root@desktop0 ~]#<text:span text:style-name="T1"> cat nsd11 <text:s text:c="39"/>//查看素材内容</text:span></text:p>
      <text:p text:style-name="P2">root:x:0:0:root:/root:/bin/bash</text:p>
      <text:p text:style-name="P2">bin:x:1:1:bin:/bin:/sbin/nologin</text:p>
      <text:p text:style-name="P2">daemon:x:2:2:daemon:/sbin:/sbin/nologin</text:p>
      <text:p text:style-name="P2">adm:x:3:4:adm:/var/adm:/sbin/nologin</text:p>
      <text:p text:style-name="P2">lp:x:4:7:lp:/var/spool/lpd:/sbin/nologin</text:p>
      <text:p text:style-name="P2">[root@desktop0 ~]# <text:span text:style-name="T1">sed 'p' ./nsd11 <text:s text:c="30"/>//输出素材（sed本身有默认的输出功能加上命令要求输出的结果，一共输出2遍）</text:span></text:p>
      <text:p text:style-name="P2">root:x:0:0:root:/root:/bin/bash</text:p>
      <text:p text:style-name="P2">root:x:0:0:root:/root:/bin/bash</text:p>
      <text:p text:style-name="P2">bin:x:1:1:bin:/bin:/sbin/nologin</text:p>
      <text:p text:style-name="P2">bin:x:1:1:bin:/bin:/sbin/nologin</text:p>
      <text:p text:style-name="P2">daemon:x:2:2:daemon:/sbin:/sbin/nologin</text:p>
      <text:p text:style-name="P2">daemon:x:2:2:daemon:/sbin:/sbin/nologin</text:p>
      <text:p text:style-name="P2">adm:x:3:4:adm:/var/adm:/sbin/nologin</text:p>
      <text:p text:style-name="P2">adm:x:3:4:adm:/var/adm:/sbin/nologin</text:p>
      <text:p text:style-name="P2">lp:x:4:7:lp:/var/spool/lpd:/sbin/nologin</text:p>
      <text:p text:style-name="P2">lp:x:4:7:lp:/var/spool/lpd:/sbin/nologin</text:p>
      <text:p text:style-name="P2">[root@desktop0 ~]#<text:span text:style-name="T1"> sed -n 'p' ./nsd11 <text:s text:c="17"/>//屏蔽默认输出（屏蔽掉sed本身的默认输出功能）</text:span></text:p>
      <text:p text:style-name="P2">root:x:0:0:root:/root:/bin/bash</text:p>
      <text:p text:style-name="P2">bin:x:1:1:bin:/bin:/sbin/nologin</text:p>
      <text:p text:style-name="P2">daemon:x:2:2:daemon:/sbin:/sbin/nologin</text:p>
      <text:p text:style-name="P2">adm:x:3:4:adm:/var/adm:/sbin/nologin</text:p>
      <text:p text:style-name="P2">lp:x:4:7:lp:/var/spool/lpd:/sbin/nologin</text:p>
      <text:p text:style-name="P2">[root@desktop0 ~]# <text:span text:style-name="T1">sed -n '1p' ./nsd11 <text:s text:c="19"/>//输出第一行 <text:s text:c="6"/></text:span></text:p>
      <text:p text:style-name="P2">root:x:0:0:root:/root:/bin/bash</text:p>
      <text:p text:style-name="P2">[root@desktop0 ~]# <text:span text:style-name="T1">cat ./nsd11 <text:s text:c="30"/>//确认素材内容</text:span></text:p>
      <text:p text:style-name="P2">root:x:0:0:root:/root:/bin/bash</text:p>
      <text:p text:style-name="P2">bin:x:1:1:bin:/bin:/sbin/nologin</text:p>
      <text:p text:style-name="P2">daemon:x:2:2:daemon:/sbin:/sbin/nologin</text:p>
      <text:p text:style-name="P2">adm:x:3:4:adm:/var/adm:/sbin/nologin</text:p>
      <text:p text:style-name="P2">lp:x:4:7:lp:/var/spool/lpd:/sbin/nologin</text:p>
      <text:p text:style-name="P3"><text:span text:style-name="T6">[root@desktop0 ~]#</text:span><text:span text:style-name="T2"> sed -ni '1p' ./nsd11 <text:s text:c="19"/>//</text:span><text:span text:style-name="T1">默认sed只是通过内存临时修改文件，源文件无影响，-i选项表示sed直接修改源文件</text:span></text:p>
      <text:p text:style-name="P2">[root@desktop0 ~]# <text:span text:style-name="T1">cat ./nsd11 <text:s text:c="31"/>//对比查看素材内容</text:span></text:p>
      <text:p text:style-name="P2">root:x:0:0:root:/root:/bin/bash</text:p>
      <text:p text:style-name="P2"/>
      <text:p text:style-name="P2"><text:soft-page-break/>[root@desktop0 ~]# <text:span text:style-name="T1">head -5 /etc/passwd <text:s/>&gt; nsd11 <text:s text:c="8"/>//重新准备素材</text:span></text:p>
      <text:p text:style-name="P2">[root@desktop0 ~]# <text:span text:style-name="T1">sed -n '1p;3p' ./nsd11 <text:s text:c="16"/>//输出第一行和第三行 </text:span></text:p>
      <text:p text:style-name="P2">root:x:0:0:root:/root:/bin/bash</text:p>
      <text:p text:style-name="P2">daemon:x:2:2:daemon:/sbin:/sbin/nologin</text:p>
      <text:p text:style-name="P2">[root@desktop0 ~]#<text:span text:style-name="T1"> sed -n '1,+2p' ./nsd11 <text:s text:c="20"/>//输出第一行以及后面的两行</text:span></text:p>
      <text:p text:style-name="P2">root:x:0:0:root:/root:/bin/bash</text:p>
      <text:p text:style-name="P2">bin:x:1:1:bin:/bin:/sbin/nologin</text:p>
      <text:p text:style-name="P2">daemon:x:2:2:daemon:/sbin:/sbin/nologin</text:p>
      <text:p text:style-name="P2">[root@desktop0 ~]# <text:span text:style-name="T1">sed -n '1~2p' ./nsd11 <text:s text:c="23"/>//输出第一行，然后每隔两行显示一次 <text:s text:c="4"/></text:span></text:p>
      <text:p text:style-name="P2">root:x:0:0:root:/root:/bin/bash</text:p>
      <text:p text:style-name="P2">daemon:x:2:2:daemon:/sbin:/sbin/nologin</text:p>
      <text:p text:style-name="P2">lp:x:4:7:lp:/var/spool/lpd:/sbin/nologin</text:p>
      <text:p text:style-name="P4">[root@desktop0 ~]# <text:span text:style-name="T1">sed -n '/root/p' ./nsd11 <text:s text:c="18"/>//使用正则匹配内容输出，查找有root的行</text:span></text:p>
      <text:p text:style-name="P4">root:x:0:0:root:/root:/bin/bash</text:p>
      <text:p text:style-name="P4">[root@desktop0 ~]#<text:span text:style-name="T1"> sed -n '/nologin$/p' ./nsd11 <text:s text:c="12"/>//使用正则匹配内容输出，查找以nologin结尾的行</text:span></text:p>
      <text:p text:style-name="P4">bin:x:1:1:bin:/bin:/sbin/nologin</text:p>
      <text:p text:style-name="P4">daemon:x:2:2:daemon:/sbin:/sbin/nologin</text:p>
      <text:p text:style-name="P4">adm:x:3:4:adm:/var/adm:/sbin/nologin</text:p>
      <text:p text:style-name="P4">lp:x:4:7:lp:/var/spool/lpd:/sbin/nologin</text:p>
      <text:p text:style-name="P5">[root@desktop0 ~]# <text:span text:style-name="T1">sed -n '$p' ./nsd11 <text:s text:c="25"/>//查找最后一行</text:span></text:p>
      <text:p text:style-name="P5">lp:x:4:7:lp:/var/spool/lpd:/sbin/nologin</text:p>
      <text:p text:style-name="P4"/>
      <text:p text:style-name="P8">d <text:s/>删除定位行</text:p>
      <text:p text:style-name="P9">[root@desktop0 ~]# <text:span text:style-name="T1">sed <text:s/>'1,3d' ./nsd11 <text:s text:c="28"/>//删除第一行到第三行</text:span></text:p>
      <text:p text:style-name="P9">adm:x:3:4:adm:/var/adm:/sbin/nologin</text:p>
      <text:p text:style-name="P9">lp:x:4:7:lp:/var/spool/lpd:/sbin/nologin</text:p>
      <text:p text:style-name="P10">[root@desktop0 ~]# <text:span text:style-name="T1">sed <text:s/>'1d' ./nsd11 <text:s text:c="31"/>/ /删除第一行</text:span></text:p>
      <text:p text:style-name="P9">bin:x:1:1:bin:/bin:/sbin/nologin</text:p>
      <text:p text:style-name="P9">daemon:x:2:2:daemon:/sbin:/sbin/nologin</text:p>
      <text:p text:style-name="P9">adm:x:3:4:adm:/var/adm:/sbin/nologin</text:p>
      <text:p text:style-name="P9">lp:x:4:7:lp:/var/spool/lpd:/sbin/nologin</text:p>
      <text:p text:style-name="P11">[root@desktop0 ~]#<text:span text:style-name="T1"> sed <text:s/>'1d;3d' ./nsd11 <text:s text:c="24"/></text:span><text:span text:style-name="T3"><text:s text:c="2"/>//删除第一行和第三行</text:span><text:span text:style-name="T1"> <text:s text:c="2"/></text:span></text:p>
      <text:p text:style-name="P11">bin:x:1:1:bin:/bin:/sbin/nologin</text:p>
      <text:p text:style-name="P11">adm:x:3:4:adm:/var/adm:/sbin/nologin</text:p>
      <text:p text:style-name="P11">lp:x:4:7:lp:/var/spool/lpd:/sbin/nologin</text:p>
      <text:p text:style-name="P11">[root@desktop0 ~]# <text:span text:style-name="T1">sed <text:s/>'2,+2d' ./nsd11 <text:s text:c="21"/></text:span><text:span text:style-name="T3">//删除第二行以及后面2行</text:span><text:span text:style-name="T1"> </text:span></text:p>
      <text:p text:style-name="P11">root:x:0:0:root:/root:/bin/bash</text:p>
      <text:p text:style-name="P11"><text:soft-page-break/>lp:x:4:7:lp:/var/spool/lpd:/sbin/nologin</text:p>
      <text:p text:style-name="P11"><text:s/>= <text:s/>显示文件行号</text:p>
      <text:p text:style-name="P11">[root@desktop0 ~]#<text:span text:style-name="T1"> sed -n '=' ./nsd11 <text:s text:c="8"/>//显示文件行号</text:span></text:p>
      <text:p text:style-name="P11">1</text:p>
      <text:p text:style-name="P11">2</text:p>
      <text:p text:style-name="P11">3</text:p>
      <text:p text:style-name="P11">4</text:p>
      <text:p text:style-name="P11">5</text:p>
      <text:p text:style-name="P11">[root@desktop0 ~]#<text:span text:style-name="T1"> sed -n '$=' ./nsd11 <text:s text:c="11"/>//显示文件最后一行的行号</text:span></text:p>
      <text:p text:style-name="P11">5</text:p>
      <text:p text:style-name="P11">[root@desktop0 ~]# <text:span text:style-name="T1">sed '/^$/d' ./nsd11 <text:s text:c="12"/>//删除空行</text:span></text:p>
      <text:p text:style-name="P11">root:x:0:0:root:/root:/bin/bash</text:p>
      <text:p text:style-name="P11">bin:x:1:1:bin:/bin:/sbin/nologin</text:p>
      <text:p text:style-name="P11">daemon:x:2:2:daemon:/sbin:/sbin/nologin</text:p>
      <text:p text:style-name="P11">adm:x:3:4:adm:/var/adm:/sbin/nologin</text:p>
      <text:p text:style-name="P11">lp:x:4:7:lp:/var/spool/lpd:/sbin/nologin</text:p>
      <text:p text:style-name="P11">sed命令的s替换基本功能（s/旧内容/新内容/选项）</text:p>
      <text:p text:style-name="P12">[root@desktop0 ~]#<text:span text:style-name="T1"> cat nsd12.txt <text:s text:c="30"/>//查看素材内容</text:span></text:p>
      <text:p text:style-name="P12">ss</text:p>
      <text:p text:style-name="P12">2017 2011 2018 </text:p>
      <text:p text:style-name="P12">2017 2017 2024 </text:p>
      <text:p text:style-name="P12">2017 2017 2017</text:p>
      <text:p text:style-name="P12">ss</text:p>
      <text:p text:style-name="P12">[root@desktop0 ~]# s<text:span text:style-name="T1">ed 's/2017/****/' nsd12.txt <text:s text:c="11"/>//将所有行的第一个2017替换为****</text:span></text:p>
      <text:p text:style-name="P12">ss</text:p>
      <text:p text:style-name="P12">**** 2011 2018 </text:p>
      <text:p text:style-name="P12"><text:soft-page-break/>**** 2017 2024 </text:p>
      <text:p text:style-name="P12">**** 2017 2017</text:p>
      <text:p text:style-name="P12">ss</text:p>
      <text:p text:style-name="P12">[root@desktop0 ~]# s<text:span text:style-name="T1">ed '2s/2017/****/' nsd12.txt <text:s text:c="10"/>//将第二行的第一个2017替换为****</text:span></text:p>
      <text:p text:style-name="P12">ss</text:p>
      <text:p text:style-name="P12">**** 2011 2018 </text:p>
      <text:p text:style-name="P12">2017 2017 2024 </text:p>
      <text:p text:style-name="P12">2017 2017 2017</text:p>
      <text:p text:style-name="P12">ss</text:p>
      <text:p text:style-name="P12">[root@desktop0 ~]#<text:span text:style-name="T1"> sed '3s/2017/****/g' nsd12.txt <text:s text:c="14"/>//将第三行的所有2017替换为**** <text:s text:c="2"/></text:span></text:p>
      <text:p text:style-name="P12">ss</text:p>
      <text:p text:style-name="P12">2017 2011 2018 </text:p>
      <text:p text:style-name="P12">**** **** 2024 </text:p>
      <text:p text:style-name="P12">2017 2017 2017</text:p>
      <text:p text:style-name="P12">ss</text:p>
      <text:p text:style-name="P12">[root@desktop0 ~]# <text:span text:style-name="T1">sed '3s/2017/****/2' nsd12.txt <text:s text:c="15"/>//将第三行的第二个2017替换为**** <text:s/></text:span></text:p>
      <text:p text:style-name="P12">ss</text:p>
      <text:p text:style-name="P12">2017 2011 2018 </text:p>
      <text:p text:style-name="P12">2017 **** 2024 </text:p>
      <text:p text:style-name="P12">2017 2017 2017</text:p>
      <text:p text:style-name="P12">ss</text:p>
      <text:p text:style-name="P12">[root@desktop0 ~]#<text:span text:style-name="T1"> sed '3s/2017//g' nsd12.txt <text:s text:c="22"/>//将第三行的所有2017替换为空，相当于删除效果</text:span></text:p>
      <text:p text:style-name="P12">ss</text:p>
      <text:p text:style-name="P12">2017 2011 2018 </text:p>
      <text:p text:style-name="P12"><text:s text:c="2"/>2024 </text:p>
      <text:p text:style-name="P12">2017 2017 2017</text:p>
      <text:p text:style-name="P12"><text:soft-page-break/>ss</text:p>
      <text:p text:style-name="P12">[root@desktop0 ~]# <text:span text:style-name="T1">sed -n '3s/2017/****/p' nsd12.txt <text:s text:c="9"/>//替换后显示被替换的行</text:span></text:p>
      <text:p text:style-name="P12">**** 2017 2024</text:p>
      <text:p text:style-name="P13">[root@desktop0 ~]# cat nsd14</text:p>
      <text:p text:style-name="P13">hallo world</text:p>
      <text:p text:style-name="P13">ni hao ma beijing</text:p>
      <text:p text:style-name="P14"><text:span text:style-name="T7">[root@desktop0 ~]# </text:span><text:span text:style-name="T4">sed 's/.//2;s/.$//' ./nsd14 <text:s text:c="16"/>//</text:span><text:span text:style-name="T1">删除文件中每行的第二个、最后一个字符</text:span></text:p>
      <text:p text:style-name="P13">hllo worl</text:p>
      <text:p text:style-name="P13">n hao ma beijin</text:p>
      <text:p text:style-name="P15">[root@desktop0 ~]# <text:span text:style-name="T1">sed -r 's/^(.)(.*)(.)$/\3\2\1/' nsd14 <text:s text:c="3"/>//按文档结构复制，^(.)表示开头第一个字符==》是\1，(.*)表示匹配中间所有字符==》是\2，(.)$表示结尾最后一个字符==》是\3……r为支持扩展正则功能</text:span></text:p>
      <text:p text:style-name="P15">dallo worlh</text:p>
      <text:p text:style-name="P15">gi hao ma beijinn</text:p>
      <text:p text:style-name="P15">[root@desktop0 ~]# cat ./nsd14</text:p>
      <text:p text:style-name="P15">h3allo wo7rld</text:p>
      <text:p text:style-name="P15">ni h4ao m6a beijing</text:p>
      <text:p text:style-name="P15">[root@desktop0 ~]# <text:span text:style-name="T1">sed 's/[0-9]//g' ./nsd14 <text:s text:c="6"/>//替换掉文档中的所有数字</text:span></text:p>
      <text:p text:style-name="P15">hallo world</text:p>
      <text:p text:style-name="P15">ni hao ma beijing</text:p>
      <text:p text:style-name="P16">[root@desktop0 ~]#<text:span text:style-name="T1"> sed <text:s/>'s/[0-9]//g;s/^ \{1,\}//' ./nsd14 <text:s text:c="2"/></text:span><text:span text:style-name="T5">//替换掉文档中的所有数字,将每行的行首空格都删除</text:span></text:p>
      <text:p text:style-name="P16">hallo world</text:p>
      <text:p text:style-name="P16">ni hao ma beijing</text:p>
      <text:p text:style-name="P16">[root@desktop0 ~]# <text:span text:style-name="T1">sed -r 's/([0-9])/(\1)/g' ./nsd14 <text:s text:c="12"/></text:span><text:span text:style-name="T5">//将每行的数字都加上括号</text:span><text:span text:style-name="T1"> <text:s text:c="4"/></text:span></text:p>
      <text:p text:style-name="P16">h(3)allo wo(7)rld</text:p>
      <text:p text:style-name="P16">ni h(4)ao m(6)a beijing</text:p>
      <text:p text:style-name="P16"/>
      <text:p text:style-name="P16"><text:soft-page-break/>课堂练习</text:p>
      <text:p text:style-name="P16">编写开启ftp服务并支持匿名上传的脚本</text:p>
      <text:p text:style-name="P16">增加pub目录写权限</text:p>
      <text:p text:style-name="P16">vsftp服务开启上传权限</text:p>
      <text:p text:style-name="P17">#!/bin/bash</text:p>
      <text:p text:style-name="P17">yum -y install vsftpd &amp;&gt; /dev/null</text:p>
      <text:p text:style-name="P17">setenforce 0</text:p>
      <text:p text:style-name="P17">firewall-cmd --set-default-zone=trusted</text:p>
      <text:p text:style-name="P17">sed -i 's/^#anon_u/anon_u/' /etc/vsftpd/vsftpd.conf</text:p>
      <text:p text:style-name="P18">chmod o+w /var/ftp/pub</text:p>
      <text:p text:style-name="P17">systemctl start vsftpd</text:p>
      <text:p text:style-name="P17">systemctl enable vsftpd</text:p>
      <text:h text:style-name="P21" text:outline-level="2">sed多行文本处理</text:h>
      <text:p text:style-name="P6">sed工具的多行文本处理操作：</text:p>
      <text:list xml:id="list689139397583591459" text:style-name="L1">
        <text:list-item>
          <text:p text:style-name="P24">i： 在指定的行之前插入文本 </text:p>
        </text:list-item>
        <text:list-item>
          <text:p text:style-name="P24">a：在指定的行之后追加文本 </text:p>
        </text:list-item>
        <text:list-item>
          <text:p text:style-name="P22">c：替换指定的行 </text:p>
        </text:list-item>
      </text:list>
      <text:p text:style-name="P19">[root@desktop0 ~]# cat ./nsd12.txt</text:p>
      <text:p text:style-name="P19">ss</text:p>
      <text:p text:style-name="P19">2017 2011 2018 </text:p>
      <text:p text:style-name="P19">2017 2017 2024 </text:p>
      <text:p text:style-name="P19">2017 2017 2017</text:p>
      <text:p text:style-name="P19">ss</text:p>
      <text:p text:style-name="P19">[root@desktop0 ~]# <text:span text:style-name="T1">sed '1i xxxx' ./nsd12.txt <text:s text:c="7"/>//将第一行前插入xxxx</text:span></text:p>
      <text:p text:style-name="P19">xxxx</text:p>
      <text:p text:style-name="P19">ss</text:p>
      <text:p text:style-name="P19">2017 2011 2018 </text:p>
      <text:p text:style-name="P19"><text:soft-page-break/>2017 2017 2024 </text:p>
      <text:p text:style-name="P19">2017 2017 2017</text:p>
      <text:p text:style-name="P19">ss</text:p>
      <text:p text:style-name="P19">[root@desktop0 ~]# <text:span text:style-name="T1">sed '1a xxxx' ./nsd12.txt <text:s text:c="10"/>//将第一行后插入xxxx</text:span></text:p>
      <text:p text:style-name="P19">ss</text:p>
      <text:p text:style-name="P19">xxxx</text:p>
      <text:p text:style-name="P19">2017 2011 2018 </text:p>
      <text:p text:style-name="P19">2017 2017 2024 </text:p>
      <text:p text:style-name="P19">2017 2017 2017</text:p>
      <text:p text:style-name="P19">ss</text:p>
      <text:p text:style-name="P19">[root@desktop0 ~]# <text:span text:style-name="T1">sed '1c xxxx' ./nsd12.txt <text:s text:c="13"/>//将第一行的内容替换为xxxx</text:span></text:p>
      <text:p text:style-name="P19">xxxx</text:p>
      <text:p text:style-name="P19">2017 2011 2018 </text:p>
      <text:p text:style-name="P19">2017 2017 2024 </text:p>
      <text:p text:style-name="P19">2017 2017 2017</text:p>
      <text:p text:style-name="P19">ss</text:p>
      <text:p text:style-name="P20">课堂练习</text:p>
      <text:p text:style-name="P7">本案例要求编写脚本，实现以下需求：</text:p>
      <text:list xml:id="list5405873058740360690" text:style-name="L2">
        <text:list-item>
          <text:p text:style-name="P25">找到使用bash作登录Shell的本地用户 </text:p>
        </text:list-item>
        <text:list-item>
          <text:p text:style-name="P25">列出这些用户的shadow密码记录 </text:p>
        </text:list-item>
        <text:list-item>
          <text:p text:style-name="P23">按每行“用户名 --&gt; 密码记录”</text:p>
        </text:list-item>
      </text:list>
      <text:p text:style-name="P20"/>
      <text:p text:style-name="P20">#!/bin/bash</text:p>
      <text:p text:style-name="P20">a=`sed -n '/bash$/p' /etc/passwd` <text:s text:c="6"/>//列出使用bash作登陆的本地用户的行</text:p>
      <text:p text:style-name="P20">for i in $a</text:p>
      <text:p text:style-name="P20">do</text:p>
      <text:p text:style-name="P20">n=${i%%:*} <text:s text:c="25"/>//将本地用户的行中用户名以外的字符掐掉</text:p>
      <text:p text:style-name="P20"><text:soft-page-break/>m=`grep "$n" /etc/shadow` <text:s/>//按用户名为条件查找对应的密码行</text:p>
      <text:p text:style-name="P20">x=${m#*:} <text:s text:c="24"/>//将查找出来的密码行前部部分去除</text:p>
      <text:p text:style-name="P20">y=${x%%:*} <text:s text:c="17"/>//将查找出来的密码后半部分去除</text:p>
      <text:p text:style-name="P20">echo "$n <text:s/>-&gt; <text:s/>$y" <text:s text:c="12"/>//将用户名和对应的密码输出出来</text:p>
      <text:p text:style-name="P20">done</text:p>
      <text:p text:style-name="P20">[root@desktop0 ~]# bash shell2</text:p>
      <text:p text:style-name="P20">root <text:s/>-&gt; <text:s/>$6$UiGI4Tc2$htsXYn5cJnOqv3P1VLcUSgfjDu2pL5yiJBuua6foZAHdwqeuLHfYUfS/vBn27Wjvoel8EJgtdsMjyquqvKAmf1</text:p>
      <text:p text:style-name="P20">student <text:s/>-&gt; <text:s/>$6$8oIjLCsc$/n1iQXYh1E6.uOEuJKgioqAtmqm2TQmkJGF2RwyteIr1tIfrPdiRYgWe6Sjen5/eMij2uHM/a1tue/QRlo3X8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宋体" style:font-family-asian="宋体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9-02-19T08:52:20.821252674</meta:creation-date>
    <meta:generator>LibreOffice/5.0.6.2$Linux_X86_64 LibreOffice_project/00$Build-2</meta:generator>
    <dc:date>2019-02-21T16:56:02.709926618</dc:date>
    <dc:creator>root </dc:creator>
    <meta:editing-duration>PT2H27M12S</meta:editing-duration>
    <meta:editing-cycles>7</meta:editing-cycles>
    <meta:document-statistic meta:table-count="0" meta:image-count="0" meta:object-count="0" meta:page-count="8" meta:paragraph-count="219" meta:word-count="1428" meta:character-count="6922" meta:non-whitespace-character-count="5749"/>
  </office:meta>
</office:document-meta>
</file>